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d666" officeooo:paragraph-rsid="0010d666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2cd13" officeooo:paragraph-rsid="0012cd13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44d57" officeooo:paragraph-rsid="00144d57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margin-left="0cm" fo:margin-right="0cm" fo:margin-top="0cm" fo:margin-bottom="0.529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Monaco" fo:font-size="14pt" fo:letter-spacing="normal" fo:font-style="normal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left="0cm" fo:margin-right="0cm" fo:margin-top="0cm" fo:margin-bottom="0.529cm" loext:contextual-spacing="false" style:line-height-at-least="0.529cm" fo:orphans="2" fo:widows="2" fo:text-indent="0cm" style:auto-text-indent="false" fo:padding="0cm" fo:border="none"/>
      <style:text-properties fo:font-size="14pt" fo:font-weight="bold" officeooo:paragraph-rsid="0010d666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333333" style:font-name="Monaco" fo:letter-spacing="normal" fo:font-style="normal"/>
    </style:style>
    <style:style style:name="T2" style:family="text">
      <style:text-properties fo:font-variant="normal" fo:text-transform="none" fo:color="#333333" style:font-name="Monaco" fo:letter-spacing="normal" fo:font-style="normal" officeooo:rsid="00144d57"/>
    </style:style>
    <style:style style:name="T3" style:family="text">
      <style:text-properties officeooo:rsid="00144d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# </text:span>sudo add-apt-repository ppa:mystic-mirage/komodo-edit</text:p>
      <text:p text:style-name="P5"><text:span text:style-name="T2"># </text:span><text:span text:style-name="T1">sudo apt update</text:span></text:p>
      <text:p text:style-name="P5"><text:span text:style-name="T2"># </text:span><text:span text:style-name="T1">sudo apt install komodo-edit</text:span></text:p>
      <text:p text:style-name="P1"><text:span text:style-name="T3"># </text:span>cp -r exercise3 exercise4</text:p>
      <text:p text:style-name="P1"><text:span text:style-name="T3"># </text:span>cd exercise4</text:p>
      <text:p text:style-name="P1"><text:span text:style-name="T3"># </text:span>mkdir roles</text:p>
      <text:p text:style-name="P1"><text:span text:style-name="T3"># </text:span>ansible-galaxy init apache</text:p>
      <text:p text:style-name="P1"/>
      <text:p text:style-name="P1">Open Komodo-edit</text:p>
      <text:p text:style-name="P1">- <text:span text:style-name="T3">C</text:span>reate project in exercise4 directory</text:p>
      <text:p text:style-name="P2"/>
      <text:p text:style-name="P2">- Open playbook in komod edit cut the contents (tasks, handlers, vars) from playbook <text:s/>and put it into roles respective directory/main.yml file.</text:p>
      <text:p text:style-name="P3"/>
      <text:p text:style-name="P3">- Remove vars_prompt from playbook.</text:p>
      <text:p text:style-name="P3"/>
      <text:p text:style-name="P3">- Add username variable in vars/main.yml</text:p>
      <text:p text:style-name="P3"/>
      <text:p text:style-name="P2">- Put templates<text:span text:style-name="T3">(httpd.j2, index.j2)</text:span> i<text:span text:style-name="T3">n roles</text:span> template directory</text:p>
      <text:p text:style-name="P2"/>
      <text:p text:style-name="P2">- Edit templates task and just give the name of template (<text:span text:style-name="T3">httpd.j2, index.j2</text:span>)</text:p>
      <text:p text:style-name="P2"/>
      <text:p text:style-name="P3">- Playbook should have only the hosts name and roles name as mentioned below.</text:p>
      <text:p text:style-name="P3"/>
      <text:p text:style-name="P3"><text:s text:c="3"/>- hosts: webservers</text:p>
      <text:p text:style-name="P3"><text:s text:c="5"/>become: yes</text:p>
      <text:p text:style-name="P3"><text:s text:c="5"/>roles:</text:p>
      <text:p text:style-name="P3"><text:s text:c="7"/>- myapa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4:17:17.793371608</meta:creation-date>
    <dc:date>2017-03-09T14:42:52.751660273</dc:date>
    <meta:editing-duration>PT3M34S</meta:editing-duration>
    <meta:editing-cycles>1</meta:editing-cycles>
    <meta:document-statistic meta:table-count="0" meta:image-count="0" meta:object-count="0" meta:page-count="1" meta:paragraph-count="19" meta:word-count="112" meta:character-count="740" meta:non-whitespace-character-count="626"/>
    <meta:generator>LibreOffice/5.1.6.2$Linux_X86_64 LibreOffice_project/10m0$Build-2</meta:generator>
  </office:meta>
</office:document-meta>
</file>